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25-06-10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25-02-27 2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25-01-08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23-04-03 0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22-09-23 0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22-06-04 0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22-02-12 0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21-09-28 0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21-06-11 0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20-11-17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5748" calcext:value-type="float">
            <text:p>6.36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7564" calcext:value-type="float">
            <text:p>6.41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0548" calcext:value-type="float">
            <text:p>6.67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3868" calcext:value-type="float">
            <text:p>6.56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986" calcext:value-type="float">
            <text:p>6.49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4244" calcext:value-type="float">
            <text:p>6.52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1196" calcext:value-type="float">
            <text:p>6.52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4828" calcext:value-type="float">
            <text:p>6.62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0848" calcext:value-type="float">
            <text:p>6.5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842" calcext:value-type="float">
            <text:p>6.40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462" calcext:value-type="float">
            <text:p>6.4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2908" calcext:value-type="float">
            <text:p>6.50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938" calcext:value-type="float">
            <text:p>6.46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8252" calcext:value-type="float">
            <text:p>6.58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7292" calcext:value-type="float">
            <text:p>6.52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4724" calcext:value-type="float">
            <text:p>6.55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606" calcext:value-type="float">
            <text:p>6.57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6812" calcext:value-type="float">
            <text:p>6.49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1676" calcext:value-type="float">
            <text:p>6.55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558" calcext:value-type="float">
            <text:p>6.54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2052" calcext:value-type="float">
            <text:p>6.51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6436" calcext:value-type="float">
            <text:p>6.53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2156" calcext:value-type="float">
            <text:p>6.58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4348" calcext:value-type="float">
            <text:p>6.59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13" calcext:value-type="float">
            <text:p>6.5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082" calcext:value-type="float">
            <text:p>6.56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1196" calcext:value-type="float">
            <text:p>6.52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4244" calcext:value-type="float">
            <text:p>6.52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6436" calcext:value-type="float">
            <text:p>6.53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5204" calcext:value-type="float">
            <text:p>6.58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082" calcext:value-type="float">
            <text:p>6.56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7772" calcext:value-type="float">
            <text:p>6.55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3388" calcext:value-type="float">
            <text:p>6.53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034" calcext:value-type="float">
            <text:p>6.53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082" calcext:value-type="float">
            <text:p>6.56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7772" calcext:value-type="float">
            <text:p>6.55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9004" calcext:value-type="float">
            <text:p>6.50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7188" calcext:value-type="float">
            <text:p>6.45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1948" calcext:value-type="float">
            <text:p>6.44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6812" calcext:value-type="float">
            <text:p>6.49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2156" calcext:value-type="float">
            <text:p>6.58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4348" calcext:value-type="float">
            <text:p>6.59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4348" calcext:value-type="float">
            <text:p>6.59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9964" calcext:value-type="float">
            <text:p>6.56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6436" calcext:value-type="float">
            <text:p>6.53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3388" calcext:value-type="float">
            <text:p>6.53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4348" calcext:value-type="float">
            <text:p>6.59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8628" calcext:value-type="float">
            <text:p>6.54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9484" calcext:value-type="float">
            <text:p>6.53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7772" calcext:value-type="float">
            <text:p>6.55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9964" calcext:value-type="float">
            <text:p>6.56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4724" calcext:value-type="float">
            <text:p>6.55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034" calcext:value-type="float">
            <text:p>6.53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0716" calcext:value-type="float">
            <text:p>6.49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034" calcext:value-type="float">
            <text:p>6.53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082" calcext:value-type="float">
            <text:p>6.56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7292" calcext:value-type="float">
            <text:p>6.52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9756" calcext:value-type="float">
            <text:p>6.42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9276" calcext:value-type="float">
            <text:p>6.39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4036" calcext:value-type="float">
            <text:p>6.38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3284" calcext:value-type="float">
            <text:p>6.46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2936" calcext:value-type="float">
            <text:p>6.4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462" calcext:value-type="float">
            <text:p>6.4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4968" calcext:value-type="float">
            <text:p>6.4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9248" calcext:value-type="float">
            <text:p>6.4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7772" calcext:value-type="float">
            <text:p>6.55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78" calcext:value-type="float">
            <text:p>6.5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938" calcext:value-type="float">
            <text:p>6.46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8044" calcext:value-type="float">
            <text:p>6.44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6228" calcext:value-type="float">
            <text:p>6.39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7564" calcext:value-type="float">
            <text:p>6.41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9728" calcext:value-type="float">
            <text:p>6.4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2052" calcext:value-type="float">
            <text:p>6.51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5204" calcext:value-type="float">
            <text:p>6.58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0068" calcext:value-type="float">
            <text:p>6.64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3088" calcext:value-type="float">
            <text:p>6.6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3596" calcext:value-type="float">
            <text:p>6.67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4932" calcext:value-type="float">
            <text:p>6.69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4321161657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74" meta:object-count="0"/>
    <meta:user-defined meta:name="AppVersion">3.0</meta:user-defined>
  </office:meta>
</office:document-meta>
</file>